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c162" officeooo:paragraph-rsid="0013c162"/>
    </style:style>
    <style:style style:name="P2" style:family="paragraph" style:parent-style-name="Text_20_body">
      <style:text-properties officeooo:rsid="0013c162" officeooo:paragraph-rsid="0013c162"/>
    </style:style>
    <style:style style:name="P3" style:family="paragraph" style:parent-style-name="Title">
      <style:text-properties fo:font-size="26pt" officeooo:rsid="0013c162" officeooo:paragraph-rsid="0013c162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ater plants system for plants in vase</text:p>
      <text:h text:style-name="Heading_20_1" text:outline-level="1">Purpose</text:h>
      <text:p text:style-name="P2">The purpose of this project is to create a system to water my plants while I am in vacation. I do not have a garden but just few plants in a vase. The majority of the projects I’ve seen are for watering plants in a garden so they do not fit in my situation.</text:p>
      <text:h text:style-name="Heading_20_1" text:outline-level="1">Description</text:h>
      <text:p text:style-name="P2">I’ve thought to implement it using an Arduino UNO board and few other sensors and components. It should work in this way...If the humidity of the most needed plant is under a certain level open the valve to water the plants. But what happen if too much water arrive in the less needing plants ? ( It never happened )…You will discover why!</text:p>
      <text:p text:style-name="P2"/>
      <text:h text:style-name="Heading_20_1" text:outline-level="1">Implementation</text:h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5:02:54.625447797</meta:creation-date>
    <dc:date>2017-01-09T15:10:11.528557212</dc:date>
    <meta:editing-duration>PT7M17S</meta:editing-duration>
    <meta:editing-cycles>1</meta:editing-cycles>
    <meta:document-statistic meta:table-count="0" meta:image-count="0" meta:object-count="0" meta:page-count="1" meta:paragraph-count="6" meta:word-count="127" meta:character-count="666" meta:non-whitespace-character-count="545"/>
    <meta:generator>LibreOffice/5.2.3.3$Linux_X86_64 LibreOffice_project/20m0$Build-3</meta:generator>
  </office:meta>
</office:document-meta>
</file>